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hapter_20_Title" style:master-page-name="Standard">
      <style:paragraph-properties style:page-number="auto"/>
    </style:style>
    <style:style style:name="P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style:font-name="Utopia-Bold" fo:font-weight="bold" style:font-weight-asian="bold" style:font-name-complex="Utopia-Bold" style:font-weight-complex="bold"/>
    </style:style>
    <style:style style:name="T6"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7" style:family="text">
      <style:text-properties style:use-window-font-color="true" style:font-name="Times New Roman" fo:font-size="11.5pt" fo:language="en" fo:country="US" fo:font-style="italic" style:font-name-asian="Times New Roman" style:font-size-asian="11.5pt" style:font-style-asian="italic" style:font-name-complex="Times New Roman" style:font-size-complex="10pt" style:language-complex="ar" style:country-complex="SA" style:font-style-complex="italic"/>
    </style:style>
    <style:style style:name="T8" style:family="text">
      <style:text-properties style:use-window-font-color="true" style:font-name="Times New Roman" fo:font-size="11.5pt" fo:language="en" fo:country="US" fo:font-style="normal" style:font-name-asian="Times New Roman" style:font-size-asian="11.5pt" style:font-style-asian="normal" style:font-name-complex="Times New Roman" style:font-size-complex="10pt" style:language-complex="ar" style:country-complex="SA" style:font-style-complex="normal"/>
    </style:style>
    <style:style style:name="T9" style:family="text">
      <style:text-properties officeooo:rsid="00026435"/>
    </style:style>
    <style:style style:name="T10" style:family="text">
      <style:text-properties officeooo:rsid="00037aa7"/>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rings<text:alphabetical-index-mark text:string-value="Strings"/></text:p>
      <text:p text:style-name="Chapter_20_Title"/>
      <text:p text:style-name="Body_20_Text_20_First"><text:bookmark-start text:name="string"/>In earlier Explorations, you used quoted character strings as part of each output operation. In this Exploration, you will begin to learn how to make your output a<text:span text:style-name="T1"> </text:span>little fancier by doing more with strings. Start by reading Listing<text:span text:style-name="T1"> </text:span>4<text:span text:style-name="T1">-</text:span>1.</text:p>
      <text:p text:style-name="Code_20_Caption">
<text:span text:style-name="T3">Listing 4-1.</text:span>
<text:span text:style-name="T4"> Different Styles of String Output</text:span>
</text:p>
      <text:p text:style-name="Code">#include &lt;iostream&gt;</text:p>
      <text:p text:style-name="Code"/>
      <text:p text:style-name="Code">int main()</text:p>
      <text:p text:style-name="Code">{</text:p>
      <text:p text:style-name="Code"><text:s text:c="3"/>std::cout &lt;&lt; "Shape\tSides\n" &lt;&lt; "-----\t-----\n";</text:p>
      <text:p text:style-name="Code"><text:s text:c="3"/>std::cout &lt;&lt; "Square\t" &lt;&lt; 4 &lt;&lt; '\n' &lt;&lt;</text:p>
      <text:p text:style-name="Code"><text:s text:c="16"/>"Circle\t?\n";</text:p>
      <text:p text:style-name="Code">}</text:p>
      <text:p text:style-name="Body_20_Text_20_Cont"><text:span text:style-name="T2">Predict the output from the program in Listing 4-1.</text:span> You may already know what <text:span text:style-name="Code_20_Inline">\t</text:span> means. If so, this prediction is easy to make. If you don’t know, take a guess.</text:p>
      <text:p text:style-name="Unnumbered_20_List">_____________________________________________________________</text:p>
      <text:p text:style-name="Body_20_Text_20_Cont"><text:soft-page-break/>Now check your answer. Were you correct? <text:span text:style-name="T2">So what does </text:span><text:span text:style-name="Code_20_Inline"><text:span text:style-name="T2">\t</text:span></text:span><text:span text:style-name="T2"> mean?</text:span></text:p>
      <text:p text:style-name="Unnumbered_20_List">_____________________________________________________________</text:p>
      <text:p text:style-name="Body_20_Text_20_Cont">Inside a string, the backslash (<text:span text:style-name="Code_20_Inline">\</text:span>) is a special, even magical, character. It changes the meaning of the character that follows it. You have already seen how <text:span text:style-name="Code_20_Inline">\n</text:span> starts a new line. Now you know that <text:span text:style-name="Code_20_Inline">\t</text:span> is a horizontal tab: that is, it aligns the subsequent output at a tab position. In a typical console, tab stops are set every eight character positions.</text:p>
      <text:p text:style-name="Body_20_Text_20_Cont">How should you print a double-quote character in a string?</text:p>
      <text:p text:style-name="Unnumbered_20_List">_____________________________________________________________</text:p>
      <text:p text:style-name="Body_20_Text_20_Cont">Write a program to test your hypothesis then run the program. <text:span text:style-name="T2">Were you correct?</text:span></text:p>
      <text:p text:style-name="Unnumbered_20_List">_____________________________________________________________</text:p>
      <text:p text:style-name="Body_20_Text_20_Cont">Compare your program with Listing 4-2.</text:p>
      <text:p text:style-name="Code_20_Caption">
<text:bookmark-end text:name="string"/>
<text:span text:style-name="T3">Listing 4-2.</text:span>
<text:span text:style-name="T4"> Printing a Double-Quote Character</text:span>
</text:p>
      <text:p text:style-name="Code">#include &lt;iostream&gt;</text:p>
      <text:p text:style-name="Code"/>
      <text:p text:style-name="Code">int main()</text:p>
      <text:p text:style-name="Code">{</text:p>
      <text:p text:style-name="Code"><text:s text:c="3"/>std::cout &lt;&lt; "\"\n";</text:p>
      <text:p text:style-name="Code">}</text:p>
      <text:p text:style-name="Body_20_Text_20_Cont">In this case, the backslash turns a special character into a normal character. C++ recognizes a few other backslash character sequences, but these three are the most commonly used. (You’ll learn a few more when you read about characters in Exploration ???.)</text:p>
      <text:p text:style-name="Body_20_Text_20_Cont">Now modify Listing 4-1 to add Triangle to the list of shapes.</text:p>
      <text:p text:style-name="Body_20_Text_20_Cont">What does the output look like? A tab character does not automatically align a column but merely positions the output at the next tab position. To align columns, you have to take control of the output. One easy way to do this is to use multiple tab characters, as shown in Listing 4-3.</text:p>
      <text:p text:style-name="Code_20_Caption">
<text:span text:style-name="T3">Listing 4-3.</text:span>
<text:span text:style-name="T4"> Adding a Triangle and Keeping the Columns Aligned</text:span>
</text:p>
      <text:p text:style-name="Code"><text:s/>1 #include &lt;iostream&gt;</text:p>
      <text:p text:style-name="Code"><text:s/>2 </text:p>
      <text:p text:style-name="Code"><text:soft-page-break/><text:s/>3 int main()</text:p>
      <text:p text:style-name="Code"><text:s/>4 {</text:p>
      <text:p text:style-name="Code"><text:s/>5 <text:s text:c="3"/>std::cout &lt;&lt; "Shape\t\tSides\n" &lt;&lt; </text:p>
      <text:p text:style-name="Code"><text:s/>6 <text:s text:c="16"/>"-----\t\t-----\n";</text:p>
      <text:p text:style-name="Code"><text:s/>7 <text:s text:c="3"/>std::cout &lt;&lt; "Square\t\t" &lt;&lt; 4 &lt;&lt; '\n' &lt;&lt;</text:p>
      <text:p text:style-name="Code"><text:s/>8 <text:s text:c="16"/>"Circle\t\t?\n"</text:p>
      <text:p text:style-name="Code"><text:s/>9 <text:s text:c="16"/>"Triangle\t" &lt;&lt; 3 &lt;&lt; '\n';</text:p>
      <text:p text:style-name="Code">10 }</text:p>
      <text:p text:style-name="Body_20_Text_20_Cont">I played a trick on you in Listing 4-3. Look closely at the end of line 8 and the start of line 9. Notice that the program lacks an output operator (<text:span text:style-name="Code_20_Inline">&lt;&lt;</text:span>) that ordinarily separates all output items. Any time you have two (or more) adjacent character strings, the compiler automatically combines them into a single string. This trick applies only to strings, not to characters. Thus, you can write lines 8 and 9 in many different ways, all meaning exactly the same thing.</text:p>
      <text:p text:style-name="Text_20_body"/>
      <text:p text:style-name="Code">std::cout &lt;&lt; "\nCircle\t\t?\n" "Triangle\t" &lt;&lt; 3 &lt;&lt; '\n';</text:p>
      <text:p text:style-name="Code">std::cout &lt;&lt; "\nCircle\t\t?\nTriangle\t" &lt;&lt; 3 &lt;&lt; '\n';</text:p>
      <text:p text:style-name="Code">std::cout &lt;&lt; "\n" "Circle" "\t\t?\n" "Triangle" "\t" &lt;&lt; 3 &lt;&lt; '\n';</text:p>
      <text:p text:style-name="Body_20_Text_20_Cont">Choose the style you like best and stick with it. I like to make a clear break after each newline, so the human who reads my programs can clearly distinguish where each line ends and a new line begins.</text:p>
      <text:p text:style-name="Body_20_Text_20_Cont">You may be asking yourself why I bothered to print the numbers separately, instead of printing one big string. That’s a good question. In a real program, printing a single string would be best, but in this book, I want to keep reminding you about the various ways you can write an output statement. Imagine, for example, what you would do if you didn’t know beforehand the name of a shape and its number of sides. Perhaps that information is stored in variables, as shown in Listing 4-4.</text:p>
      <text:p text:style-name="Code_20_Caption">
<text:span text:style-name="T3">Listing 4-4.</text:span>
<text:span text:style-name="T4"> Printing Information That Is Stored in Variables</text:span>
<text:alphabetical-index-mark text:string-value="variables" text:key1="Strings"/>
</text:p>
      <text:p text:style-name="Code"><text:s/>1 #include &lt;iostream&gt;</text:p>
      <text:p text:style-name="Code"><text:s/>2 #include &lt;string&gt;</text:p>
      <text:p text:style-name="Code"><text:s/>3 </text:p>
      <text:p text:style-name="Code"><text:s/>4 int main()</text:p>
      <text:p text:style-name="Code"><text:s/>5 {</text:p>
      <text:p text:style-name="Code"><text:s/>6 <text:s text:c="3"/>std::string shape{"Triangle"};</text:p>
      <text:p text:style-name="Code"><text:s/>7 <text:s text:c="3"/>int sides{3};</text:p>
      <text:p text:style-name="Code"><text:s/>8 </text:p>
      <text:p text:style-name="Code"><text:s/>9 <text:s text:c="3"/>std::cout &lt;&lt; "Shape\t\tSides\n" &lt;&lt;</text:p>
      <text:p text:style-name="Code">10 <text:s text:c="16"/>"-----\t\t-----\n";</text:p>
      <text:p text:style-name="Code"><text:soft-page-break/>11 <text:s text:c="3"/>std::cout &lt;&lt; "Square\t\t" &lt;&lt; 4 &lt;&lt; '\n' &lt;&lt;</text:p>
      <text:p text:style-name="Code">12 <text:s text:c="16"/>"Circle\t\t?\n";</text:p>
      <text:p text:style-name="Code">13 <text:s text:c="3"/>std::cout &lt;&lt; shape &lt;&lt; '\t' &lt;&lt; sides &lt;&lt; '\n';</text:p>
      <text:p text:style-name="Code">14 }</text:p>
      <text:p text:style-name="Body_20_Text_20_Cont">The type of <text:span text:style-name="T10">the</text:span> string is <text:span text:style-name="Code_20_Inline">std::string</text:span>. You must have <text:span text:style-name="Code_20_Inline">#include</text:span> <text:span text:style-name="Code_20_Inline">&lt;string&gt;</text:span> near the top of your program to inform the compiler that you are using the <text:span text:style-name="Code_20_Inline">std::string</text:span> type. Line 6 shows how to give an initial value to a string<text:span text:style-name="T10"> </text:span>variable. Sometimes, you want the variable to start out empty. <text:span text:style-name="T2">How do you think you would define an empty string variable?</text:span></text:p>
      <text:p text:style-name="Unnumbered_20_List">_____________________________________________________________</text:p>
      <text:p text:style-name="Unnumbered_20_List">_____________________________________________________________</text:p>
      <text:p text:style-name="Body_20_Text_20_Cont">Write a program to test your hypothesis.</text:p>
      <text:p text:style-name="Body_20_Text_20_Cont">If you have trouble verifying that the string is truly empty, try printing the string between two other, nonempty strings<text:alphabetical-index-mark text:string-value="nonempty strings" text:key1="Strings"/>. Listing 4-5 shows an example.</text:p>
      <text:p text:style-name="Code_20_Caption">
<text:span text:style-name="T3">Listing 4-5.</text:span>
<text:span text:style-name="T4"> Defining and Printing an Empty String</text:span>
</text:p>
      <text:p text:style-name="Code">1 #include &lt;iostream&gt;</text:p>
      <text:p text:style-name="Code">2 #include &lt;string&gt;</text:p>
      <text:p text:style-name="Code">3 </text:p>
      <text:p text:style-name="Code">4 int main()</text:p>
      <text:p text:style-name="Code">5 {</text:p>
      <text:p text:style-name="Code">6 <text:s text:c="3"/>std::string empty;</text:p>
      <text:p text:style-name="Code">7 <text:s text:c="3"/>std::cout &lt;&lt; "|" &lt;&lt; empty &lt;&lt; "|\n";</text:p>
      <text:p text:style-name="Code">8 }</text:p>
      <text:p text:style-name="Body_20_Text_20_Cont">Compare your program with Listing 4-5. <text:span text:style-name="T2">Which do you prefer?</text:span><text:span text:style-name="T5"> ________________</text:span></text:p>
      <text:p text:style-name="Body_20_Text_20_Cont">Why?</text:p>
      <text:p text:style-name="Unnumbered_20_List">_____________________________________________________________</text:p>
      <text:p text:style-name="Unnumbered_20_List">_____________________________________________________________</text:p>
      <text:p text:style-name="Body_20_Text_20_Cont">Line 6 does not provide an initial value for the variable, <text:span text:style-name="Code_20_Inline">empty</text:span>. You learned in Exploration 3 that omitting the initial value leaves the variable uninitialized, which would be an error, because no other value is assigned to <text:span text:style-name="Code_20_Inline">empty</text:span>. You are not allowed to print or otherwise access the value of an uninitialized variable. But <text:span text:style-name="Code_20_Inline">std::string</text:span> is different. The lack of an initializer in this case is the same as empty braces; namely, the variable is initialized to an empty string.</text:p>
      <text:p text:style-name="Body_20_Text_20_Cont"><text:soft-page-break/>When you define a string variable with no initial value, C++ guarantees that the string is initially empty. <text:span text:style-name="T2">Modify Listing 4-4 so the </text:span><text:span text:style-name="Code_20_Inline"><text:span text:style-name="T2">shape</text:span></text:span><text:span text:style-name="T2"> and </text:span><text:span text:style-name="Code_20_Inline"><text:span text:style-name="T2">sides</text:span></text:span><text:span text:style-name="T2"> variables are uninitialized. Predict the output of the program.</text:span></text:p>
      <text:p text:style-name="Text_20_body"/>
      <text:p text:style-name="Unnumbered_20_List">_____________________________________________________________</text:p>
      <text:p text:style-name="Unnumbered_20_List">_____________________________________________________________</text:p>
      <text:p text:style-name="Body_20_Text_20_Cont">What happened? Explai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Your program should look like Listing 4-6.</text:p>
      <text:p text:style-name="Code_20_Caption">
<text:span text:style-name="T3">Listing 4-6.</text:span>
<text:span text:style-name="T4"> Demonstrating Uninitialized Variables</text:span>
</text:p>
      <text:p text:style-name="Code"><text:s/>1 #include &lt;iostream&gt;</text:p>
      <text:p text:style-name="Code"><text:s/>2 #include &lt;string&gt;</text:p>
      <text:p text:style-name="Code"><text:s/>3 </text:p>
      <text:p text:style-name="Code"><text:s/>4 int main()</text:p>
      <text:p text:style-name="Code"><text:s/>5 {</text:p>
      <text:p text:style-name="Code"><text:s/>6 <text:s text:c="3"/>std::string shape;</text:p>
      <text:p text:style-name="Code"><text:s/>7 <text:s text:c="3"/>int sides;</text:p>
      <text:p text:style-name="Code"><text:s/>8 </text:p>
      <text:p text:style-name="Code"><text:s/>9 <text:s text:c="3"/>std::cout &lt;&lt; "Shape\t\tSides\n" &lt;&lt;</text:p>
      <text:p text:style-name="Code">10 <text:s text:c="16"/>"-----\t\t-----\n";</text:p>
      <text:p text:style-name="Code">11 <text:s text:c="3"/>std::cout &lt;&lt; "Square\t\t" &lt;&lt; 4 &lt;&lt; '\n' &lt;&lt;</text:p>
      <text:p text:style-name="Code">12 <text:s text:c="16"/>"Circle\t\t?\n";</text:p>
      <text:p text:style-name="Code">13 <text:s text:c="3"/>std::cout &lt;&lt; shape &lt;&lt; '\t' &lt;&lt; sides &lt;&lt; '\n';</text:p>
      <text:p text:style-name="Code">14 }</text:p>
      <text:p text:style-name="Body_20_Text_20_Cont">When I run Listing 4-6, I get different answers, depending on which compilers and platforms I use. Most compilers issue warnings, but will still compile the program, so you can run it. One of the answers I get is the following:</text:p>
      <text:p text:style-name="Results">Shape <text:s text:c="8"/><text:tab/>Sides</text:p>
      <text:p text:style-name="Results">----- <text:s text:c="9"/>-----</text:p>
      <text:p text:style-name="Results">Square <text:s text:c="8"/>4</text:p>
      <text:p text:style-name="Results"><text:soft-page-break/>Circle <text:s text:c="8"/>?</text:p>
      <text:p text:style-name="Results"><text:s text:c="8"/>4226851</text:p>
      <text:p text:style-name="Results"/>
      <text:p text:style-name="Body_20_Text_20_Cont">With another compiler on another platform, the final number is <text:span text:style-name="Code_20_Inline">0</text:span>. Yet another compiler’s program prints <text:span text:style-name="Code_20_Inline">-858993460</text:span> as the final number. Some systems might even crash instead of printing the value of <text:span text:style-name="Code_20_Inline">shape</text:span> or <text:span text:style-name="Code_20_Inline">sides</text:span>.</text:p>
      <text:p text:style-name="Body_20_Text_20_Cont">Isn’t that curious? If you do not supply an initial value for a variable of type <text:span text:style-name="Code_20_Inline">std::string</text:span>, C++ makes sure the variable starts out with an initial value—namely, an empty string. On the other hand, if the variable has type <text:span text:style-name="Code_20_Inline">int</text:span>, you cannot tell what the initial value will actually be, and in fact, you cannot even tell whether the program will run. This is known a<text:span text:style-name="T6">s </text:span><text:span text:style-name="T7">undefined behavior</text:span><text:span text:style-name="T8">.</text:span><text:span text:style-name="T6"> The s</text:span>tandard permits the C++ compiler and runtime environment to do anything, absolutely anything, when confronted with certain erroneous situations, such as accessing an uninitialized variable.</text:p>
      <text:p text:style-name="Body_20_Text_20_Cont">A design goal of C++ is that the compiler and library should not do any extra work if they can avoid it. Only the programmer knows what value makes sense as a variable’s initial value, so assigning that initial value must be the programmer’s responsibility. After all, when you are putting the finishing touches on your weather simulator (the one that will finally explain why it always rains when I go to the beach), you don’t want the inner loop burdened by even one wasteful instruction. The flip side of that performance guarantee is an added burden on the programmer to avoid situations that give rise to undefined behavior. Some languages help the programmer avoid problem situations, but that help invariably comes with a performance cost.</text:p>
      <text:p text:style-name="Body_20_Text_20_Cont">So what’s the deal with <text:span text:style-name="Code_20_Inline">std::string</text:span>? The short answer is that complicated types, such as strings, are different from the simple, built-in types. For types such as <text:span text:style-name="Code_20_Inline">std::string,</text:span> it is actually simpler for the C++ library to provide a well-defined initial value. Most of the interesting types in the standard library behave the same way.</text:p>
      <text:p text:style-name="Body_20_Text_20_Cont">If you have trouble remembering when it is safe to define a variable without an initial value, play it safe and use empty braces:</text:p>
      <text:p text:style-name="Code">std::string empty{};</text:p>
      <text:p text:style-name="Code">int zero{};</text:p>
      <text:p text:style-name="Body_20_Text_20_Cont">I recommend initializing every variable, even if you know the program will overwrite it soon, such as the input loops we used earlier. Omitting initialization in the <text:soft-page-break/>name of “performance” rarely improves performance and always impairs readability. The next Exploration demonstrates the importance of initializing every variable.</text:p>
      <text:p text:style-name="Side_20_Bar_20_Head">OLD-FASHIONED INITIALIZATION</text:p>
      <text:p text:style-name="Side_20_Bar_20_Body">The brace style of initializing all variables was introduced in C++ 11, so code that predates C++ 11 (or new code that was written by programmers who learned C++ prior to C++ 11 and still haven’t come to grips with the new style of initialization) uses different ways to initialize variables<text:alphabetical-index-mark text:string-value="initialize variables" text:key1="Strings"/>.</text:p>
      <text:p text:style-name="Side_20_Bar_20_Body">A common way to initialize integers, for example, uses an equal sign. It looks like an assignment statement, but it isn’t. It defines and initializes a variable.</text:p>
      <text:p text:style-name="SB_20_Code">int x = 42;</text:p>
      <text:p text:style-name="Side_20_Bar_20_Body">You can also use parentheses:</text:p>
      <text:p text:style-name="SB_20_Code">int x(42);</text:p>
      <text:p text:style-name="Side_20_Bar_20_Body">The same is true for many standard-library types:</text:p>
      <text:p text:style-name="SB_20_Code">std::string str1 = "sample";</text:p>
      <text:p text:style-name="SB_20_Code">std::string str2("sample");</text:p>
      <text:p text:style-name="Side_20_Bar_20_Body"><text:span text:style-name="T9">Some</text:span> types require parentheses and don’t work with an equal sign. Other types used curly braces before C++ 11. Equal signs, parentheses, and curly braces all had different rules, and it was hard for beginners to understand the subtle difference between the equal sign and parentheses for initialization.</text:p>
      <text:p text:style-name="Side_20_Bar_20_Last">So the standardization committee made an effort to define a single, uniform initialization style in C++ 11, <text:span text:style-name="T9">which they had to tweak in C++ 14. You are not out of the confusion zone entirely, though, because you will see some contexts that require the equal sign for initialization or where braces don’t quite work the way you expect. But ordinary variables should always use curly braces, </text:span>which is what I presented in this Explora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970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4</text:p>
        <text:p text:style-name="MP2"/>
        <text:p text:style-name="MP3"></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9T01:11:00</meta:creation-date>
    <dc:creator>Ray Lischner</dc:creator>
    <dc:date>2020-02-25T11:41:52.451015643</dc:date>
    <meta:print-date>2009-03-19T10:05:00</meta:print-date>
    <meta:editing-cycles>10</meta:editing-cycles>
    <meta:editing-duration>PT36M43S</meta:editing-duration>
    <meta:generator>LibreOffice/6.3.3.2.0$Linux_X86_64 LibreOffice_project/30$Build-2</meta:generator>
    <meta:document-statistic meta:table-count="0" meta:image-count="0" meta:object-count="0" meta:page-count="7" meta:paragraph-count="130" meta:word-count="1688" meta:character-count="10718" meta:non-whitespace-character-count="8917"/>
    <meta:user-defined meta:name="Chapter Number">04</meta:user-defined>
  </office:meta>
</office:document-meta>
</file>